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4.37885416666667cm"/>
    </style:style>
    <style:style style:name="co3" style:family="table-column">
      <style:table-column-properties fo:break-before="auto" style:column-width="1.79916666666667cm"/>
    </style:style>
    <style:style style:name="ro1" style:family="table-row">
      <style:table-row-properties style:row-height="13.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Dynamic Admitt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rial</text:p>
          </table:table-cell>
          <table:table-cell office:value-type="string" table:style-name="ce2">
            <text:p>Event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Software Failure</text:p>
          </table:table-cell>
          <table:table-cell table:number-columns-repeated="1638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Monica Shoulder Fail</text:p>
          </table:table-cell>
          <table:table-cell table:number-columns-repeated="1638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Ross Shoulder fail</text:p>
          </table:table-cell>
          <table:table-cell table:number-columns-repeated="1638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Monica Shoulder Fail</text:p>
          </table:table-cell>
          <table:table-cell table:number-columns-repeated="1638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Monica Elbow Fail</text:p>
          </table:table-cell>
          <table:table-cell table:number-columns-repeated="1638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Monica Shoulder Fail</text:p>
          </table:table-cell>
          <table:table-cell table:number-columns-repeated="1638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Monica Shoulder Fail</text:p>
          </table:table-cell>
          <table:table-cell table:number-columns-repeated="1638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26" table:style-name="ce1">
            <text:p>26</text:p>
          </table:table-cell>
          <table:table-cell table:number-columns-repeated="16383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table:number-columns-repeated="16383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table:number-columns-repeated="16383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table:number-columns-repeated="16383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dmitt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rial</text:p>
          </table:table-cell>
          <table:table-cell office:value-type="string" table:style-name="ce2">
            <text:p>Event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Twisted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Twisted</text:p>
          </table:table-cell>
          <table:table-cell table:number-columns-repeated="1638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Twisted</text:p>
          </table:table-cell>
          <table:table-cell table:number-columns-repeated="1638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Twisted</text:p>
          </table:table-cell>
          <table:table-cell table:number-columns-repeated="16382"/>
        </table:table-row>
        <table:table-row table:style-name="ro2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table:number-columns-repeated="1638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6" table:style-name="ce1">
            <text:p>26</text:p>
          </table:table-cell>
          <table:table-cell table:number-columns-repeated="16383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table:number-columns-repeated="16383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table:number-columns-repeated="16383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table:number-columns-repeated="16383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Posi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rial</text:p>
          </table:table-cell>
          <table:table-cell office:value-type="string" table:style-name="ce2">
            <text:p>Event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Dropped</text:p>
          </table:table-cell>
          <table:table-cell table:number-columns-repeated="16382"/>
        </table:table-row>
        <table:table-row table:style-name="ro2">
          <table:table-cell office:value-type="float" office:value="26" table:style-name="ce1">
            <text:p>26</text:p>
          </table:table-cell>
          <table:table-cell table:number-columns-repeated="16383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table:number-columns-repeated="16383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table:number-columns-repeated="16383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2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number-rows-repeated="104847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Calvin Stahoviak</dc:creator>
    <meta:creation-date>2025-08-25T14:39:58Z</meta:creation-date>
    <dc:date>2025-09-04T14:09:21Z</dc:date>
    <meta:editing-cycles>41</meta:editing-cycles>
    <meta:editing-duration>PT32041S</meta:editing-duration>
  </office:meta>
</office:document-meta>
</file>